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wiss" style:font-pitch="variable"/>
    <style:font-face style:name="Arial Unicode MS1" svg:font-family="'Arial Unicode MS'" style:font-family-generic="system" style:font-pitch="variable"/>
    <style:font-face style:name="Noto Sans SC1" svg:font-family="'Noto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9.296cm" fo:min-width="9.04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9.296cm" fo:min-width="3.744cm"/>
    </style:style>
    <style:style style:name="gr3" style:family="graphic" style:parent-style-name="objectwithoutfill">
      <style:graphic-properties draw:stroke="dash" draw:stroke-dash="Long_20_Dash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" svg:stroke-color="#000000"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"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svg:stroke-color="#ff0000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158466" draw:marker-start="Arrow_20_short" draw:marker-end="Arrow_20_short" draw:textarea-vertical-align="middle"/>
    </style:style>
    <style:style style:name="gr14" style:family="graphic" style:parent-style-name="standard">
      <style:graphic-properties svg:stroke-color="#5983b0" draw:marker-start="Arrow_20_short" draw:marker-end="Arrow_20_short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18" style:family="graphic" style:parent-style-name="objectwithoutfill">
      <style:graphic-properties draw:stroke="dash" draw:fill="none" draw:textarea-vertical-align="middle"/>
    </style:style>
    <style:style style:name="gr19" style:family="graphic" style:parent-style-name="standard">
      <style:graphic-properties svg:stroke-width="0cm" svg:stroke-color="#ff0000" draw:marker-start-width="0.2cm" draw:marker-end-width="0.2cm" draw:fill="gradient" draw:fill-color="#ffd7d7" draw:fill-gradient-name="Pastel_20_Dream" draw:gradient-step-count="0" draw:textarea-horizontal-align="justify" draw:textarea-vertical-align="middle" draw:auto-grow-height="false" fo:min-height="2.007cm" fo:min-width="2.744cm" fo:padding-top="0.075cm" fo:padding-bottom="0.075cm" fo:padding-left="0.2cm" fo:padding-right="0.2cm"/>
    </style:style>
    <style:style style:name="gr20" style:family="graphic" style:parent-style-name="standard">
      <style:graphic-properties draw:textarea-horizontal-align="justify" draw:textarea-vertical-align="middle" draw:auto-grow-height="false" fo:min-height="4.7cm" fo:min-width="4.45cm"/>
    </style:style>
    <style:style style:name="gr2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Fine_20_Dotted" draw:fill="none" draw:textarea-vertical-align="middle"/>
    </style:style>
    <style:style style:name="gr24" style:family="graphic" style:parent-style-name="standard">
      <style:graphic-properties draw:textarea-vertical-align="middle" draw:auto-grow-height="false" fo:min-height="0cm" fo:min-width="0cm"/>
    </style:style>
    <style:style style:name="gr25" style:family="graphic" style:parent-style-name="objectwithoutfill">
      <style:graphic-properties svg:stroke-width="0cm" svg:stroke-color="#ff0000" draw:marker-start-width="0.2cm" draw:marker-end-width="0.2cm" draw:fill="none" draw:textarea-vertical-align="middle" fo:padding-top="0.075cm" fo:padding-bottom="0.075cm" fo:padding-left="0.2cm" fo:padding-right="0.2cm"/>
    </style:style>
    <style:style style:name="gr26" style:family="graphic" style:parent-style-name="standard">
      <style:graphic-properties svg:stroke-width="0cm" svg:stroke-color="#ff0000" draw:marker-start-width="0.2cm" draw:marker-end-width="0.2cm" draw:fill-color="#ffd7d7" draw:textarea-horizontal-align="justify" draw:textarea-vertical-align="middle" draw:auto-grow-height="false" fo:min-height="0.25cm" fo:min-width="0cm" fo:padding-top="0.075cm" fo:padding-bottom="0.075cm" fo:padding-left="0.2cm" fo:padding-right="0.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28" style:family="graphic" style:parent-style-name="standard">
      <style:graphic-properties svg:stroke-color="#ff0000" draw:fill-color="#ffd7d7" draw:textarea-vertical-align="middle"/>
    </style:style>
    <style:style style:name="gr29" style:family="graphic" style:parent-style-name="standard">
      <style:graphic-properties draw:fill-color="#ffd7d7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1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3.994cm" fo:min-width="3.744cm"/>
    </style:style>
    <style:style style:name="gr35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36" style:family="graphic" style:parent-style-name="standard">
      <style:graphic-properties svg:stroke-color="#00a933" draw:textarea-horizontal-align="justify" draw:textarea-vertical-align="middle" draw:auto-grow-height="false" fo:min-height="3.163cm" fo:min-width="0.738cm"/>
    </style:style>
    <style:style style:name="gr37" style:family="graphic" style:parent-style-name="objectwithoutfill">
      <style:graphic-properties svg:stroke-color="#00a933" draw:fill="none" draw:textarea-vertical-align="middle"/>
    </style:style>
    <style:style style:name="gr38" style:family="graphic" style:parent-style-name="standard">
      <style:graphic-properties svg:stroke-color="#ff0000" draw:textarea-horizontal-align="justify" draw:textarea-vertical-align="middle" draw:auto-grow-height="false" fo:min-height="3.492cm" fo:min-width="0.649cm"/>
    </style:style>
    <style:style style:name="gr39" style:family="graphic" style:parent-style-name="objectwithoutfill">
      <style:graphic-properties draw:stroke="dash" draw:stroke-dash="Dot" svg:stroke-color="#ff0000" draw:fill="none" draw:textarea-vertical-align="middle"/>
    </style:style>
    <style:style style:name="gr40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svg:stroke-color="#ff0000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3" style:family="graphic" style:parent-style-name="objectwithoutfill">
      <style:graphic-properties draw:stroke="dash" draw:stroke-dash="Dot" svg:stroke-color="#00a933" draw:fill="none" draw:textarea-vertical-align="middle"/>
    </style:style>
    <style:style style:name="gr44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ff0000" draw:textarea-vertical-align="middle" draw:auto-grow-height="false" fo:min-height="0cm" fo:min-width="0cm"/>
    </style:style>
    <style:style style:name="gr46" style:family="graphic" style:parent-style-name="standard">
      <style:graphic-properties svg:stroke-color="#00a933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a933" draw:fill-color="#ffd7d7" draw:textarea-vertical-align="middle"/>
    </style:style>
    <style:style style:name="gr49" style:family="graphic" style:parent-style-name="standard">
      <style:graphic-properties draw:stroke="none" svg:stroke-color="#000000" draw:fill="none" draw:fill-color="#ffffff" fo:min-height="1.0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="gradient" draw:fill-color="#ffd7d7" draw:fill-gradient-name="Pastel_20_Dream" draw:gradient-step-count="0"/>
      <style:paragraph-properties fo:text-align="center"/>
    </style:style>
    <style:style style:name="P10" style:family="paragraph">
      <loext:graphic-properties draw:fill-color="#ffd7d7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00a9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svg:x="3.7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cm" svg:height="13.5cm" draw:transform="rotate (-1.54548905264098) translate (17.223cm 11.0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5cm" svg:y1="25.5cm" svg:x2="10.9cm" svg:y2="5.25cm">
          <text:p/>
        </draw:line>
        <draw:line draw:style-name="gr4" draw:text-style-name="P2" draw:layer="layout" svg:x1="10.75cm" svg:y1="14cm" svg:x2="18.75cm" svg:y2="14.25cm">
          <text:p/>
        </draw:line>
        <draw:line draw:style-name="gr5" draw:text-style-name="P2" draw:layer="layout" svg:x1="10.75cm" svg:y1="14cm" svg:x2="3.25cm" svg:y2="22.5cm">
          <text:p/>
        </draw:line>
        <draw:line draw:style-name="gr6" draw:text-style-name="P2" draw:layer="layout" svg:x1="10.75cm" svg:y1="14cm" svg:x2="14.5cm" svg:y2="16.5cm">
          <text:p/>
        </draw:line>
        <draw:frame draw:style-name="gr7" draw:text-style-name="P3" draw:layer="layout" svg:width="1cm" svg:height="1cm" svg:x="10.45cm" svg:y="3.95cm">
          <draw:text-box>
            <text:p>Z</text:p>
          </draw:text-box>
        </draw:frame>
        <draw:frame draw:style-name="gr7" draw:text-style-name="P3" draw:layer="layout" svg:width="1cm" svg:height="1cm" svg:x="18.75cm" svg:y="13.75cm">
          <draw:text-box>
            <text:p>Y</text:p>
          </draw:text-box>
        </draw:frame>
        <draw:frame draw:style-name="gr7" draw:text-style-name="P3" draw:layer="layout" svg:width="1cm" svg:height="1cm" svg:x="2.25cm" svg:y="22.5cm">
          <draw:text-box>
            <text:p>X</text:p>
          </draw:text-box>
        </draw:frame>
        <draw:line draw:style-name="gr8" draw:text-style-name="P2" draw:layer="layout" svg:x1="10.8cm" svg:y1="14cm" svg:x2="14.25cm" svg:y2="10.75cm">
          <text:p/>
        </draw:line>
        <draw:frame draw:style-name="gr9" draw:text-style-name="P3" draw:layer="layout" svg:width="1.031cm" svg:height="0.962cm" svg:x="14.5cm" svg:y="10cm">
          <draw:text-box>
            <text:p>M</text:p>
          </draw:text-box>
        </draw:frame>
        <draw:custom-shape draw:style-name="gr10" draw:text-style-name="P4" draw:layer="layout" svg:width="0.5cm" svg:height="0.5cm" svg:x="1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1" draw:text-style-name="P1" draw:layer="layout" svg:width="5.714cm" svg:height="13.5cm" svg:x="7.75cm" svg:y="7.5cm" draw:kind="arc" draw:start-angle="91.1" draw:end-angle="274.44">
          <text:p/>
        </draw:ellipse>
        <draw:ellipse draw:style-name="gr12" draw:text-style-name="P1" draw:layer="layout" svg:width="7.238cm" svg:height="13.5cm" svg:x="7.512cm" svg:y="7.499cm" draw:kind="arc" draw:start-angle="265.56" draw:end-angle="88.9">
          <text:p/>
        </draw:ellipse>
        <draw:ellipse draw:style-name="gr13" draw:text-style-name="P5" draw:layer="layout" svg:width="5.626cm" svg:height="2.136cm" draw:transform="skewX (-0.0130899693899575) rotate (-0.108908545324446) translate (7.397cm 13.27cm)" draw:kind="arc" draw:start-angle="256.11" draw:end-angle="343.9">
          <text:p/>
        </draw:ellipse>
        <draw:ellipse draw:style-name="gr14" draw:text-style-name="P5" draw:layer="layout" svg:width="6.566cm" svg:height="2.139cm" draw:transform="skewX (0.018151424220741) rotate (1.39469260526867) translate (11.017cm 17.781cm)" draw:kind="arc" draw:start-angle="256.11" draw:end-angle="343.9">
          <text:p/>
        </draw:ellipse>
        <draw:frame draw:style-name="gr15" draw:text-style-name="P6" draw:layer="layout" svg:width="0.997cm" svg:height="0.962cm" svg:x="11.1cm" svg:y="14.85cm">
          <draw:text-box>
            <text:p><text:span text:style-name="T1">G</text:span></text:p>
          </draw:text-box>
        </draw:frame>
        <draw:frame draw:style-name="gr16" draw:text-style-name="P6" draw:layer="layout" svg:width="0.891cm" svg:height="0.962cm" svg:x="13.001cm" svg:y="12.55cm">
          <draw:text-box>
            <text:p><text:span text:style-name="T1">L</text:span></text:p>
          </draw:text-box>
        </draw:frame>
        <draw:frame draw:style-name="gr17" draw:text-style-name="P7" draw:layer="layout" svg:width="3.529cm" svg:height="0.962cm" draw:transform="rotate (1.21317836306126) translate (6.8cm 11.389cm)">
          <draw:text-box>
            <text:p><text:span text:style-name="T2">Greenwich</text:span></text:p>
          </draw:text-box>
        </draw:frame>
        <draw:line draw:style-name="gr18" draw:text-style-name="P2" draw:layer="layout" svg:x1="14.25cm" svg:y1="10.75cm" svg:x2="14cm" svg:y2="16cm">
          <text:p/>
        </draw:line>
        <draw:line draw:style-name="gr18" draw:text-style-name="P2" draw:layer="layout" svg:x1="13.852cm" svg:y1="16.192cm" svg:x2="8.75cm" svg:y2="16.25cm">
          <text:p/>
        </draw:line>
        <draw:line draw:style-name="gr18" draw:text-style-name="P2" draw:layer="layout" svg:x1="15.25cm" svg:y1="14.25cm" svg:x2="13.898cm" svg:y2="16.25cm">
          <text:p/>
        </draw:line>
        <draw:line draw:style-name="gr18" draw:text-style-name="P2" draw:layer="layout" svg:x1="14.2cm" svg:y1="10.8cm" svg:x2="10.848cm" svg:y2="8.3cm">
          <text:p/>
        </draw:line>
        <draw:frame draw:style-name="gr7" draw:text-style-name="P8" draw:layer="layout" svg:width="1cm" svg:height="1cm" svg:x="15.05cm" svg:y="13.05cm">
          <draw:text-box>
            <text:p><text:span text:style-name="T3">y</text:span></text:p>
          </draw:text-box>
        </draw:frame>
        <draw:frame draw:style-name="gr7" draw:text-style-name="P8" draw:layer="layout" svg:width="1cm" svg:height="1cm" svg:x="9.95cm" svg:y="7.75cm">
          <draw:text-box>
            <text:p><text:span text:style-name="T3">z</text:span></text:p>
          </draw:text-box>
        </draw:frame>
        <draw:frame draw:style-name="gr7" draw:text-style-name="P8" draw:layer="layout" svg:width="1cm" svg:height="1cm" svg:x="8cm" svg:y="15.7cm">
          <draw:text-box>
            <text:p><text:span text:style-name="T3">x</text:span></text:p>
          </draw:text-box>
        </draw:frame>
        <draw:frame draw:style-name="gr7" draw:text-style-name="P8" draw:layer="layout" svg:width="1.25cm" svg:height="1cm" svg:x="13.25cm" svg:y="16cm">
          <draw:text-box>
            <text:p><text:span text:style-name="T3">m’</text:span></text:p>
          </draw:text-box>
        </draw:frame>
      </draw:page>
      <draw:page draw:name="page2" draw:style-name="dp1" draw:master-page-name="Default">
        <draw:custom-shape draw:style-name="gr19" draw:text-style-name="P9" draw:layer="layout" svg:width="6.287cm" svg:height="6.471cm" draw:transform="skewX (4.57698073151815E-017) rotate (-1.12451563705995) translate (11.609cm 8.479cm)">
          <text:p/>
          <draw:enhanced-geometry svg:viewBox="0 0 21600 21600" draw:glue-points="?f0 0 ?f1 10800 0 21600 10800 21600 21600 21600 ?f7 10800" draw:text-areas="?f1 10800 ?f2 18000 ?f3 7200 ?f4 21600" draw:type="isosceles-triangle" draw:modifiers="10486.017535763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7cm" svg:height="7cm" svg:x="2.2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2.5cm" svg:height="0.962cm" svg:x="4.75cm" svg:y="6cm">
          <draw:text-box>
            <text:p>Z<text:span text:style-name="T4">é</text:span>nith</text:p>
          </draw:text-box>
        </draw:frame>
        <draw:frame draw:style-name="gr21" draw:text-style-name="P3" draw:layer="layout" svg:width="2.5cm" svg:height="0.962cm" svg:x="4.75cm" svg:y="20.2cm">
          <draw:text-box>
            <text:p>Nadir</text:p>
          </draw:text-box>
        </draw:frame>
        <draw:line draw:style-name="gr22" draw:text-style-name="P2" draw:layer="layout" svg:x1="5.75cm" svg:y1="11.25cm" svg:x2="14cm" svg:y2="7.25cm">
          <text:p/>
        </draw:line>
        <draw:line draw:style-name="gr22" draw:text-style-name="P2" draw:layer="layout" svg:x1="5.725cm" svg:y1="14.773cm" svg:x2="17.116cm" svg:y2="9.25cm">
          <text:p/>
        </draw:line>
        <draw:line draw:style-name="gr23" draw:text-style-name="P2" draw:layer="layout" svg:x1="1.5cm" svg:y1="14.75cm" svg:x2="12cm" svg:y2="14.75cm">
          <text:p/>
        </draw:line>
        <draw:custom-shape draw:style-name="gr24" draw:text-style-name="P1" draw:layer="layout" svg:width="0.75cm" svg:height="0.75cm" svg:x="14.2cm" svg:y="6.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4" draw:text-style-name="P1" draw:layer="layout" svg:width="0.75cm" svg:height="0.75cm" svg:x="17.201cm" svg:y="8.6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1" draw:text-style-name="P3" draw:layer="layout" svg:width="0.75cm" svg:height="0.962cm" svg:x="4.85cm" svg:y="13.95cm">
          <draw:text-box>
            <text:p>O</text:p>
          </draw:text-box>
        </draw:frame>
        <draw:frame draw:style-name="gr21" draw:text-style-name="P3" draw:layer="layout" svg:width="0.75cm" svg:height="0.962cm" svg:x="4.85cm" svg:y="10.15cm">
          <draw:text-box>
            <text:p>M</text:p>
          </draw:text-box>
        </draw:frame>
        <draw:frame draw:style-name="gr21" draw:text-style-name="P3" draw:layer="layout" svg:width="0.75cm" svg:height="0.962cm" svg:x="12.55cm" svg:y="10.15cm">
          <draw:text-box>
            <text:p>S</text:p>
          </draw:text-box>
        </draw:frame>
        <draw:line draw:style-name="gr25" draw:text-style-name="P2" draw:layer="layout" svg:x1="5.75cm" svg:y1="11.25cm" svg:x2="8.5cm" svg:y2="17cm">
          <text:p/>
        </draw:line>
        <draw:frame draw:style-name="gr21" draw:text-style-name="P3" draw:layer="layout" svg:width="0.75cm" svg:height="0.962cm" svg:x="8.65cm" svg:y="12.15cm">
          <draw:text-box>
            <text:p>P</text:p>
          </draw:text-box>
        </draw:frame>
        <draw:custom-shape draw:style-name="gr26" draw:text-style-name="P10" draw:layer="layout" svg:width="0.5cm" svg:height="0.5cm" draw:transform="rotate (-1.0470230182714) translate (7.342cm 13.459cm)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4.27cm" svg:height="0.962cm" svg:x="14.95cm" svg:y="11.2cm">
          <draw:text-box>
            <text:p>Horizon en M</text:p>
          </draw:text-box>
        </draw:frame>
        <draw:ellipse draw:style-name="gr28" draw:text-style-name="P10" draw:layer="layout" svg:width="0.584cm" svg:height="2.248cm" svg:x="7.916cm" svg:y="9.989cm" draw:kind="arc" draw:start-angle="353.03" draw:end-angle="81.69">
          <text:p/>
        </draw:ellipse>
        <draw:ellipse draw:style-name="gr29" draw:text-style-name="P10" draw:layer="layout" svg:width="3.639cm" svg:height="3.039cm" svg:x="4.016cm" svg:y="9.2cm" draw:kind="arc" draw:start-angle="14.07" draw:end-angle="89.76">
          <text:p/>
        </draw:ellipse>
        <draw:ellipse draw:style-name="gr28" draw:text-style-name="P10" draw:layer="layout" svg:width="0.252cm" svg:height="1.886cm" draw:transform="skewX (0.121300383013606) rotate (-2.97840436852832) translate (10.993cm 12.236cm)" draw:kind="arc" draw:start-angle="353.03" draw:end-angle="81.69">
          <text:p/>
        </draw:ellipse>
        <draw:frame draw:style-name="gr30" draw:text-style-name="P3" draw:layer="layout" svg:width="0.853cm" svg:height="0.962cm" svg:x="8.4cm" svg:y="10.05cm">
          <draw:text-box>
            <text:p>h</text:p>
          </draw:text-box>
        </draw:frame>
        <draw:frame draw:style-name="gr31" draw:text-style-name="P3" draw:layer="layout" svg:width="0.853cm" svg:height="0.962cm" svg:x="10.001cm" svg:y="11.25cm">
          <draw:text-box>
            <text:p>h</text:p>
          </draw:text-box>
        </draw:frame>
        <draw:frame draw:style-name="gr7" draw:text-style-name="P3" draw:layer="layout" svg:width="2cm" svg:height="1cm" svg:x="6.5cm" svg:y="8.5cm">
          <draw:text-box>
            <text:p>Dz, <text:span text:style-name="T4">ζ</text:span></text:p>
          </draw:text-box>
        </draw:frame>
        <draw:ellipse draw:style-name="gr28" draw:text-style-name="P10" draw:layer="layout" svg:width="0.582cm" svg:height="1.89cm" draw:transform="skewX (-0.0555014702134197) rotate (-1.43640597439133) translate (6.715cm 12.871cm)" draw:kind="arc" draw:start-angle="353.03" draw:end-angle="81.69">
          <text:p/>
        </draw:ellipse>
        <draw:frame draw:style-name="gr30" draw:text-style-name="P3" draw:layer="layout" svg:width="0.853cm" svg:height="0.962cm" svg:x="5.701cm" svg:y="12.55cm">
          <draw:text-box>
            <text:p>h</text:p>
          </draw:text-box>
        </draw:frame>
        <draw:line draw:style-name="gr32" draw:text-style-name="P1" draw:layer="layout" svg:x1="5.75cm" svg:y1="7cm" svg:x2="5.75cm" svg:y2="20.25cm">
          <text:p/>
        </draw:line>
        <draw:line draw:style-name="gr33" draw:text-style-name="P2" draw:layer="layout" svg:x1="1.25cm" svg:y1="11.25cm" svg:x2="19.25cm" svg:y2="11.25cm">
          <text:p/>
        </draw:line>
      </draw:page>
      <draw:page draw:name="page3" draw:style-name="dp1" draw:master-page-name="Default">
        <draw:custom-shape draw:style-name="gr34" draw:text-style-name="P1" draw:layer="layout" svg:width="6cm" svg:height="6cm" svg:x="5.3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6.475cm" svg:y1="12.25cm" svg:x2="2.35cm" svg:y2="9.5cm">
          <text:p/>
        </draw:line>
        <draw:line draw:style-name="gr22" draw:text-style-name="P2" draw:layer="layout" svg:x1="10.35cm" svg:y1="12.5cm" svg:x2="18.35cm" svg:y2="8.75cm">
          <text:p/>
        </draw:line>
        <draw:custom-shape draw:style-name="gr36" draw:text-style-name="P1" draw:layer="layout" svg:width="1.75cm" svg:height="4.825cm" draw:transform="rotate (-0.57578412023293) translate (7.647cm 10.0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" draw:layer="layout" svg:x1="3.85cm" svg:y1="10.5cm" svg:x2="5.6cm" svg:y2="14.5cm">
          <text:p/>
        </draw:line>
        <draw:custom-shape draw:style-name="gr38" draw:text-style-name="P1" draw:layer="layout" svg:width="1.623cm" svg:height="5.292cm" draw:transform="rotate (0.451342144565734) translate (7.591cm 10.8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2" draw:layer="layout" svg:x1="8.35cm" svg:y1="13.5cm" svg:x2="10.35cm" svg:y2="12.5cm">
          <text:p/>
        </draw:line>
        <draw:custom-shape draw:style-name="gr40" draw:text-style-name="P11" draw:layer="layout" svg:width="0.25cm" svg:height="0.25cm" svg:x="9.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1" draw:layer="layout" svg:width="0.25cm" svg:height="0.25cm" svg:x="10.301cm" svg:y="12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2" draw:layer="layout" svg:x1="14.6cm" svg:y1="10.5cm" svg:x2="10.8cm" svg:y2="15.25cm">
          <text:p/>
        </draw:line>
        <draw:frame draw:style-name="gr42" draw:text-style-name="P12" draw:layer="layout" svg:width="1.5cm" svg:height="1.673cm" svg:x="9.85cm" svg:y="11.5cm">
          <draw:text-box>
            <text:p>P1</text:p>
          </draw:text-box>
        </draw:frame>
        <draw:frame draw:style-name="gr42" draw:text-style-name="P12" draw:layer="layout" svg:width="1.477cm" svg:height="1.673cm" svg:x="5.873cm" svg:y="11.25cm">
          <draw:text-box>
            <text:p>P2</text:p>
          </draw:text-box>
        </draw:frame>
        <draw:line draw:style-name="gr43" draw:text-style-name="P2" draw:layer="layout" svg:x1="8.35cm" svg:y1="13.5cm" svg:x2="6.6cm" svg:y2="12.25cm">
          <text:p/>
        </draw:line>
        <draw:custom-shape draw:style-name="gr44" draw:text-style-name="P13" draw:layer="layout" svg:width="0.25cm" svg:height="0.25cm" svg:x="7.001cm" svg:y="1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0.25cm" svg:height="0.25cm" svg:x="6.402cm" svg:y="12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75cm" svg:height="0.75cm" svg:x="18.5cm" svg:y="8.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6" draw:text-style-name="P1" draw:layer="layout" svg:width="0.75cm" svg:height="0.75cm" svg:x="1.501cm" svg:y="8.7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2" draw:text-style-name="P12" draw:layer="layout" svg:width="1.5cm" svg:height="1.673cm" svg:x="13.85cm" svg:y="9.45cm">
          <draw:text-box>
            <text:p>S1</text:p>
          </draw:text-box>
        </draw:frame>
        <draw:frame draw:style-name="gr42" draw:text-style-name="P12" draw:layer="layout" svg:width="1.5cm" svg:height="1.673cm" svg:x="3.35cm" svg:y="9.451cm">
          <draw:text-box>
            <text:p>S2</text:p>
            <text:p/>
          </draw:text-box>
        </draw:frame>
        <draw:frame draw:style-name="gr42" draw:text-style-name="P12" draw:layer="layout" svg:width="1.5cm" svg:height="1.673cm" svg:x="7.7cm" svg:y="9.327cm">
          <draw:text-box>
            <text:p>M</text:p>
            <text:p/>
          </draw:text-box>
        </draw:frame>
        <draw:line draw:style-name="gr22" draw:text-style-name="P2" draw:layer="layout" svg:x1="8.251cm" svg:y1="10.5cm" svg:x2="16.251cm" svg:y2="6.75cm">
          <text:p/>
        </draw:line>
        <draw:custom-shape draw:style-name="gr45" draw:text-style-name="P1" draw:layer="layout" svg:width="0.75cm" svg:height="0.75cm" svg:x="16.401cm" svg:y="6.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5" draw:text-style-name="P2" draw:layer="layout" svg:x1="8.175cm" svg:y1="10.451cm" svg:x2="4.05cm" svg:y2="7.701cm">
          <text:p/>
        </draw:line>
        <draw:custom-shape draw:style-name="gr46" draw:text-style-name="P1" draw:layer="layout" svg:width="0.75cm" svg:height="0.75cm" svg:x="3.201cm" svg:y="6.9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7" draw:text-style-name="P4" draw:layer="layout" svg:width="0.25cm" svg:height="0.25cm" svg:x="8.102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8" draw:text-style-name="P10" draw:layer="layout" svg:width="0.584cm" svg:height="2.248cm" svg:x="10.422cm" svg:y="9.301cm" draw:kind="arc" draw:start-angle="353.03" draw:end-angle="81.69">
          <text:p/>
        </draw:ellipse>
        <draw:ellipse draw:style-name="gr48" draw:text-style-name="P10" draw:layer="layout" svg:width="0.584cm" svg:height="2.248cm" draw:transform="rotate (2.64958433745259) translate (6.479cm 10.702cm)" draw:kind="arc" draw:start-angle="353.03" draw:end-angle="81.69">
          <text:p/>
        </draw:ellipse>
        <draw:frame draw:style-name="gr42" draw:text-style-name="P12" draw:layer="layout" svg:width="1.5cm" svg:height="1.673cm" svg:x="6.25cm" svg:y="9.552cm">
          <draw:text-box>
            <text:p>h2</text:p>
            <text:p/>
          </draw:text-box>
        </draw:frame>
        <draw:frame draw:style-name="gr42" draw:text-style-name="P12" draw:layer="layout" svg:width="1.5cm" svg:height="1.673cm" svg:x="9.75cm" svg:y="9.551cm">
          <draw:text-box>
            <text:p>h1</text:p>
          </draw:text-box>
        </draw:frame>
        <draw:frame draw:style-name="gr49" draw:text-style-name="P12" draw:layer="layout" svg:width="0.95cm" svg:height="1.673cm" svg:x="7.8cm" svg:y="13.528cm">
          <draw:text-box>
            <text:p>O</text:p>
            <text:p/>
          </draw:text-box>
        </draw:frame>
        <draw:custom-shape draw:style-name="gr47" draw:text-style-name="P4" draw:layer="layout" svg:width="0.25cm" svg:height="0.25cm" svg:x="8.203cm" svg:y="1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2.1cm" svg:y1="10.5cm" svg:x2="18.35cm" svg:y2="10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wiss" style:font-pitch="variable"/>
    <style:font-face style:name="Arial Unicode MS1" svg:font-family="'Arial Unicode MS'" style:font-family-generic="system" style:font-pitch="variable"/>
    <style:font-face style:name="Noto Sans SC1" svg:font-family="'Noto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300%"/>
    <draw:stroke-dash draw:name="Dot" draw:style="rect" draw:dots1="1" draw:dots1-length="100%" draw:distance="100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Long_20_Dash_20_Dot" svg:stroke-width="0.1cm" svg:stroke-color="#000000" draw:marker-start-width="0.35cm" draw:marker-start-center="false" draw:marker-end-width="0.35cm" draw:marker-end-center="false" draw:fill="none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1" style:font-family-asian="'Noto Sans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9-22T07:37:34.488226306</meta:creation-date>
    <dc:date>2025-09-27T19:04:08.222138552</dc:date>
    <meta:editing-duration>PT6H27M41S</meta:editing-duration>
    <meta:editing-cycles>18</meta:editing-cycles>
    <meta:generator>LibreOffice/7.0.3.1$MacOSX_X86_64 LibreOffice_project/d7547858d014d4cf69878db179d326fc3483e082</meta:generator>
    <meta:document-statistic meta:object-count="85"/>
  </office:meta>
</office:document-meta>
</file>